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290b" officeooo:paragraph-rsid="000b290b" style:font-weight-asian="bold" style:font-weight-complex="bold"/>
    </style:style>
    <style:style style:name="P2" style:family="paragraph" style:parent-style-name="Standard" style:list-style-name="L1">
      <style:text-properties officeooo:paragraph-rsid="000b290b"/>
    </style:style>
    <style:style style:name="P3" style:family="paragraph" style:parent-style-name="Standard" style:list-style-name="L1">
      <style:text-properties officeooo:paragraph-rsid="000c1d47"/>
    </style:style>
    <style:style style:name="P4" style:family="paragraph" style:parent-style-name="Standard" style:list-style-name="L1">
      <style:text-properties officeooo:paragraph-rsid="000dd37b"/>
    </style:style>
    <style:style style:name="P5" style:family="paragraph" style:parent-style-name="Standard" style:list-style-name="L1">
      <style:text-properties officeooo:paragraph-rsid="000e5550"/>
    </style:style>
    <style:style style:name="P6" style:family="paragraph" style:parent-style-name="Standard">
      <style:text-properties officeooo:paragraph-rsid="000e5550"/>
    </style:style>
    <style:style style:name="P7" style:family="paragraph" style:parent-style-name="Standard">
      <style:text-properties officeooo:rsid="001171f7" officeooo:paragraph-rsid="001171f7"/>
    </style:style>
    <style:style style:name="P8" style:family="paragraph" style:parent-style-name="Standard" style:list-style-name="L2">
      <style:text-properties officeooo:paragraph-rsid="001171f7"/>
    </style:style>
    <style:style style:name="P9" style:family="paragraph" style:parent-style-name="Standard" style:list-style-name="L2">
      <style:text-properties officeooo:paragraph-rsid="0015f8a6"/>
    </style:style>
    <style:style style:name="P10" style:family="paragraph" style:parent-style-name="Standard" style:list-style-name="L2">
      <style:text-properties officeooo:rsid="00195863" officeooo:paragraph-rsid="00195863"/>
    </style:style>
    <style:style style:name="P11" style:family="paragraph" style:parent-style-name="Standard">
      <style:text-properties officeooo:rsid="00195863" officeooo:paragraph-rsid="00195863"/>
    </style:style>
    <style:style style:name="P12" style:family="paragraph" style:parent-style-name="Standard">
      <style:text-properties officeooo:rsid="001b92ec" officeooo:paragraph-rsid="001b92ec"/>
    </style:style>
    <style:style style:name="P13" style:family="paragraph" style:parent-style-name="Standard" style:list-style-name="L3">
      <style:text-properties officeooo:paragraph-rsid="001bbfca"/>
    </style:style>
    <style:style style:name="P14" style:family="paragraph" style:parent-style-name="Standard" style:list-style-name="L3">
      <style:text-properties officeooo:rsid="001d3f21" officeooo:paragraph-rsid="001d3f21"/>
    </style:style>
    <style:style style:name="P15" style:family="paragraph" style:parent-style-name="Standard" style:list-style-name="L3">
      <style:text-properties officeooo:rsid="001f68ef" officeooo:paragraph-rsid="001f68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290b" style:font-weight-asian="normal" style:font-weight-complex="normal"/>
    </style:style>
    <style:style style:name="T3" style:family="text">
      <style:text-properties fo:font-weight="normal" officeooo:rsid="000c1d47" style:font-weight-asian="normal" style:font-weight-complex="normal"/>
    </style:style>
    <style:style style:name="T4" style:family="text">
      <style:text-properties fo:font-weight="normal" officeooo:rsid="000c85d5" style:font-weight-asian="normal" style:font-weight-complex="normal"/>
    </style:style>
    <style:style style:name="T5" style:family="text">
      <style:text-properties fo:font-weight="normal" officeooo:rsid="000dd37b" style:font-weight-asian="normal" style:font-weight-complex="normal"/>
    </style:style>
    <style:style style:name="T6" style:family="text">
      <style:text-properties fo:font-weight="normal" officeooo:rsid="000e40bc" style:font-weight-asian="normal" style:font-weight-complex="normal"/>
    </style:style>
    <style:style style:name="T7" style:family="text">
      <style:text-properties fo:font-weight="normal" officeooo:rsid="000e5550" style:font-weight-asian="normal" style:font-weight-complex="normal"/>
    </style:style>
    <style:style style:name="T8" style:family="text">
      <style:text-properties fo:font-weight="normal" officeooo:rsid="000f6321" style:font-weight-asian="normal" style:font-weight-complex="normal"/>
    </style:style>
    <style:style style:name="T9" style:family="text">
      <style:text-properties fo:font-weight="normal" officeooo:rsid="00140a55" style:font-weight-asian="normal" style:font-weight-complex="normal"/>
    </style:style>
    <style:style style:name="T10" style:family="text">
      <style:text-properties fo:font-weight="normal" officeooo:rsid="001171f7" style:font-weight-asian="normal" style:font-weight-complex="normal"/>
    </style:style>
    <style:style style:name="T11" style:family="text">
      <style:text-properties fo:font-weight="normal" officeooo:rsid="0015f8a6" style:font-weight-asian="normal" style:font-weight-complex="normal"/>
    </style:style>
    <style:style style:name="T12" style:family="text">
      <style:text-properties fo:font-weight="normal" officeooo:rsid="001657ab" style:font-weight-asian="normal" style:font-weight-complex="normal"/>
    </style:style>
    <style:style style:name="T13" style:family="text">
      <style:text-properties fo:font-weight="normal" officeooo:rsid="00183fea" style:font-weight-asian="normal" style:font-weight-complex="normal"/>
    </style:style>
    <style:style style:name="T14" style:family="text">
      <style:text-properties fo:font-weight="normal" officeooo:rsid="00195863" style:font-weight-asian="normal" style:font-weight-complex="normal"/>
    </style:style>
    <style:style style:name="T15" style:family="text">
      <style:text-properties fo:font-weight="normal" officeooo:rsid="001ab1f8" style:font-weight-asian="normal" style:font-weight-complex="normal"/>
    </style:style>
    <style:style style:name="T16" style:family="text">
      <style:text-properties fo:font-weight="normal" officeooo:rsid="001b92ec" style:font-weight-asian="normal" style:font-weight-complex="normal"/>
    </style:style>
    <style:style style:name="T17" style:family="text">
      <style:text-properties fo:font-weight="normal" officeooo:rsid="001bbfca" style:font-weight-asian="normal" style:font-weight-complex="normal"/>
    </style:style>
    <style:style style:name="T18" style:family="text">
      <style:text-properties fo:font-weight="normal" officeooo:rsid="001d3f21" style:font-weight-asian="normal" style:font-weight-complex="normal"/>
    </style:style>
    <style:style style:name="T19" style:family="text">
      <style:text-properties fo:font-weight="normal" officeooo:rsid="0021682b" style:font-weight-asian="normal" style:font-weight-complex="normal"/>
    </style:style>
    <style:style style:name="T20" style:family="text">
      <style:text-properties style:text-position="super 58%" fo:font-weight="normal" officeooo:rsid="000b290b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b290b" style:font-weight-asian="bold" style:font-weight-complex="bold"/>
    </style:style>
    <style:style style:name="T23" style:family="text">
      <style:text-properties fo:font-weight="bold" officeooo:rsid="000c1d47" style:font-weight-asian="bold" style:font-weight-complex="bold"/>
    </style:style>
    <style:style style:name="T24" style:family="text">
      <style:text-properties fo:font-weight="bold" officeooo:rsid="000dd37b" style:font-weight-asian="bold" style:font-weight-complex="bold"/>
    </style:style>
    <style:style style:name="T25" style:family="text">
      <style:text-properties fo:font-weight="bold" officeooo:rsid="000e40bc" style:font-weight-asian="bold" style:font-weight-complex="bold"/>
    </style:style>
    <style:style style:name="T26" style:family="text">
      <style:text-properties fo:font-weight="bold" officeooo:rsid="000e5550" style:font-weight-asian="bold" style:font-weight-complex="bold"/>
    </style:style>
    <style:style style:name="T27" style:family="text">
      <style:text-properties fo:font-weight="bold" officeooo:rsid="001bbfc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big?</text:p>
      <text:p text:style-name="P1"><text:span text:style-name="T1"/></text:p>
      <text:list xml:id="list2709825961" text:style-name="L1">
        <text:list-item>
          <text:p text:style-name="P2"><text:span text:style-name="T2">1000 – takes 10 bits. 2^(10)=1024 </text:span><text:span text:style-name="T3">&gt; 1000</text:span><text:span text:style-name="T2">. Therefore the biggest exponent to represent decimal 1000 we need is 9. 1</text:span><text:span text:style-name="T20">st</text:span><text:span text:style-name="T2"> bit is ‘indexed’ with 0. Therefore </text:span><text:span text:style-name="T22">10</text:span><text:span text:style-name="T2"> bits in total.</text:span></text:p>
        </text:list-item>
        <text:list-item>
          <text:p text:style-name="P3"><text:span text:style-name="T2">1</text:span><text:span text:style-name="T3">0^6 &lt; </text:span><text:span text:style-name="T2">2^(10)*2^(10) </text:span><text:span text:style-name="T3">= </text:span><text:span text:style-name="T2">2^(</text:span><text:span text:style-name="T3">2</text:span><text:span text:style-name="T2">0). </text:span><text:span text:style-name="T23">20</text:span><text:span text:style-name="T3"> bits according to above mentioned </text:span><text:span text:style-name="T4">reasoning.</text:span></text:p>
        </text:list-item>
        <text:list-item>
          <text:p text:style-name="P4"><text:span text:style-name="T2">1</text:span><text:span text:style-name="T3">0^</text:span><text:span text:style-name="T5">9</text:span><text:span text:style-name="T3"> &lt; </text:span><text:span text:style-name="T2">2^(10)*2^(</text:span><text:span text:style-name="T3">2</text:span><text:span text:style-name="T2">0)</text:span><text:span text:style-name="T3">= </text:span><text:span text:style-name="T2">2^(</text:span><text:span text:style-name="T5">3</text:span><text:span text:style-name="T2">0). </text:span><text:span text:style-name="T24">3</text:span><text:span text:style-name="T23">0</text:span><text:span text:style-name="T3"> bits </text:span></text:p>
        </text:list-item>
        <text:list-item>
          <text:p text:style-name="P4"><text:span text:style-name="T2">1</text:span><text:span text:style-name="T3">0^</text:span><text:span text:style-name="T5">12</text:span><text:span text:style-name="T3"> &lt; </text:span><text:span text:style-name="T2">2^(</text:span><text:span text:style-name="T6">2</text:span><text:span text:style-name="T2">0)*2^(</text:span><text:span text:style-name="T6">2</text:span><text:span text:style-name="T2">0)</text:span><text:span text:style-name="T3">= </text:span><text:span text:style-name="T2">2^(</text:span><text:span text:style-name="T6">4</text:span><text:span text:style-name="T2">0). </text:span><text:span text:style-name="T25">4</text:span><text:span text:style-name="T23">0</text:span><text:span text:style-name="T3"> bits </text:span></text:p>
        </text:list-item>
        <text:list-item>
          <text:p text:style-name="P5"><text:span text:style-name="T7">8*</text:span><text:span text:style-name="T2">1</text:span><text:span text:style-name="T3">0^</text:span><text:span text:style-name="T5">12 </text:span><text:span text:style-name="T7">= 2^3*</text:span><text:span text:style-name="T8">10</text:span><text:span text:style-name="T7">*(</text:span><text:span text:style-name="T8">12</text:span><text:span text:style-name="T7">)</text:span><text:span text:style-name="T3"> &lt; </text:span><text:span text:style-name="T2">2^(</text:span><text:span text:style-name="T7">4</text:span><text:span text:style-name="T2">0)*2^(</text:span><text:span text:style-name="T7">3</text:span><text:span text:style-name="T2">)</text:span><text:span text:style-name="T3">= </text:span><text:span text:style-name="T2">2^(</text:span><text:span text:style-name="T6">4</text:span><text:span text:style-name="T7">3</text:span><text:span text:style-name="T2">). </text:span><text:span text:style-name="T25">4</text:span><text:span text:style-name="T26">3</text:span><text:span text:style-name="T3"> bits </text:span></text:p>
        </text:list-item>
      </text:list>
      <text:p text:style-name="P6"><text:span text:style-name="T3"/></text:p>
      <text:p text:style-name="P7"><text:span text:style-name="T3">2</text:span><text:span text:style-name="T1">0k residence should map to names, addresses and phone numbers.</text:span></text:p>
      <text:p text:style-name="P7"><text:span text:style-name="T1"/></text:p>
      <text:list xml:id="list742315379" text:style-name="L2">
        <text:list-item>
          <text:p text:style-name="P8"><text:span text:style-name="T10">Names = 2*10^4*p_name*60. Where p_name is a coefficient which approximate the </text:span><text:span text:style-name="T9">ratio</text:span><text:span text:style-name="T10"> of different names in a </text:span><text:span text:style-name="T14">random </text:span><text:span text:style-name="T10">set of 20k people. 60 represents fixed size in characters for every unique name</text:span></text:p>
        </text:list-item>
        <text:list-item>
          <text:p text:style-name="P9"><text:span text:style-name="T11">addresses</text:span><text:span text:style-name="T10"> = 2*10^4*p_</text:span><text:span text:style-name="T11">address</text:span><text:span text:style-name="T10">*</text:span><text:span text:style-name="T11">10</text:span><text:span text:style-name="T10">0. Where p_</text:span><text:span text:style-name="T11">address</text:span><text:span text:style-name="T10"> is a coefficient which approximate the </text:span><text:span text:style-name="T9">ratio</text:span><text:span text:style-name="T10"> of different </text:span><text:span text:style-name="T11">street </text:span><text:span text:style-name="T10">names in a </text:span><text:span text:style-name="T14">random </text:span><text:span text:style-name="T11">city</text:span><text:span text:style-name="T10"> of 20k people. </text:span><text:span text:style-name="T12">10</text:span><text:span text:style-name="T10">0 represents fixed size in characters for every unique </text:span><text:span text:style-name="T13">address</text:span></text:p>
        </text:list-item>
        <text:list-item>
          <text:p text:style-name="P10"><text:span text:style-name="T13">p</text:span><text:span text:style-name="T1">hone numbers = let’s assume it’s 1:1 mapping. Therefore 20k*</text:span><text:span text:style-name="T15">20character so save a unique cell number</text:span></text:p>
        </text:list-item>
      </text:list>
      <text:p text:style-name="P11"><text:span text:style-name="T15"/></text:p>
      <text:p text:style-name="P12"><text:span text:style-name="T15">1</text:span><text:span text:style-name="T1">0^6 integers storing in a binary tree:</text:span></text:p>
      <text:p text:style-name="P12"><text:span text:style-name="T1"/></text:p>
      <text:list xml:id="list2823259058" text:style-name="L3">
        <text:list-item>
          <text:p text:style-name="P13"><text:span text:style-name="T15">1</text:span><text:span text:style-name="T16">0^6 = </text:span><text:span text:style-name="T15">1</text:span><text:span text:style-name="T16">0^3*</text:span><text:span text:style-name="T15">1</text:span><text:span text:style-name="T16">0^3&lt;2^(10)*2^(10) = 2^(20) </text:span><text:span text:style-name="T17">Therefore we need </text:span><text:span text:style-name="T27">20</text:span><text:span text:style-name="T17"> levels depth binary tree. First is root indexed with </text:span><text:span text:style-name="T27">0</text:span><text:span text:style-name="T16"> </text:span><text:span text:style-name="T17">and last indexed with </text:span><text:span text:style-name="T27">19</text:span><text:span text:style-name="T17">. </text:span></text:p>
        </text:list-item>
        <text:list-item>
          <text:p text:style-name="P14"><text:span text:style-name="T1">If we assume 1 node: 1 int. then </text:span><text:span text:style-name="T21">10^6</text:span><text:span text:style-name="T1"> of nodes.</text:span></text:p>
        </text:list-item>
        <text:list-item>
          <text:p text:style-name="P15"><text:span text:style-name="T1">10^6 * 32bit &lt; 2^(20) * 2^5 bits = 2^(22)bytes = 2^(12)Kilobytes = 2^2 Megabytes </text:span><text:span text:style-name="T19">of memory on a 32-bit architectur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19:56.592957674</meta:creation-date>
    <dc:date>2020-11-21T15:13:31.895429747</dc:date>
    <meta:editing-duration>PT43M16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29" meta:character-count="1315" meta:non-whitespace-character-count="1106"/>
  </office:meta>
</office:document-meta>
</file>